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7a3e1" officeooo:paragraph-rsid="0007a3e1" style:font-size-asian="22pt" style:font-size-complex="22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7a3e1" officeooo:paragraph-rsid="0007a3e1" style:font-size-asian="12.25pt" style:font-size-complex="14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3.145cm"/>
        </style:tab-stops>
      </style:paragraph-properties>
      <style:text-properties fo:font-size="14pt" style:text-underline-style="solid" style:text-underline-width="auto" style:text-underline-color="font-color" fo:font-weight="bold" officeooo:rsid="0007a3e1" officeooo:paragraph-rsid="0007a3e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>
        <style:tab-stops>
          <style:tab-stop style:position="3.145cm"/>
        </style:tab-stops>
      </style:paragraph-properties>
      <style:text-properties fo:font-size="14pt" style:text-underline-style="solid" style:text-underline-width="auto" style:text-underline-color="font-color" fo:font-weight="bold" officeooo:rsid="00097fb3" officeooo:paragraph-rsid="00097fb3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3.145cm"/>
        </style:tab-stops>
      </style:paragraph-properties>
      <style:text-properties fo:font-size="14pt" style:text-underline-style="solid" style:text-underline-width="auto" style:text-underline-color="font-color" fo:font-weight="bold" officeooo:rsid="0009e660" officeooo:paragraph-rsid="0009e66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3.145cm"/>
        </style:tab-stops>
      </style:paragraph-properties>
      <style:text-properties fo:font-size="14pt" style:text-underline-style="solid" style:text-underline-width="auto" style:text-underline-color="font-color" fo:font-weight="bold" officeooo:rsid="000d00e6" officeooo:paragraph-rsid="000d00e6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3.145cm"/>
        </style:tab-stops>
      </style:paragraph-properties>
      <style:text-properties fo:font-size="14pt" style:text-underline-style="none" fo:font-weight="normal" officeooo:rsid="0007a3e1" officeooo:paragraph-rsid="0007a3e1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cm"/>
        </style:tab-stops>
      </style:paragraph-properties>
      <style:text-properties fo:font-size="14pt" style:text-underline-style="none" fo:font-weight="normal" officeooo:rsid="0007a3e1" officeooo:paragraph-rsid="0007a3e1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998cm"/>
        </style:tab-stops>
      </style:paragraph-properties>
      <style:text-properties fo:font-size="14pt" style:text-underline-style="none" fo:font-weight="normal" officeooo:rsid="0007a3e1" officeooo:paragraph-rsid="0007a3e1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088cm"/>
        </style:tab-stops>
      </style:paragraph-properties>
      <style:text-properties fo:font-size="14pt" style:text-underline-style="none" fo:font-weight="normal" officeooo:rsid="0007a3e1" officeooo:paragraph-rsid="0007a3e1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3.145cm"/>
        </style:tab-stops>
      </style:paragraph-properties>
      <style:text-properties fo:font-size="14pt" style:text-underline-style="none" fo:font-weight="normal" officeooo:rsid="00097fb3" officeooo:paragraph-rsid="00097fb3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3.145cm"/>
        </style:tab-stops>
      </style:paragraph-properties>
      <style:text-properties fo:font-size="14pt" style:text-underline-style="none" fo:font-weight="normal" officeooo:rsid="000d00e6" officeooo:paragraph-rsid="000d00e6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3.145cm"/>
        </style:tab-stops>
      </style:paragraph-properties>
      <style:text-properties fo:font-size="14pt" fo:font-style="italic" style:text-underline-style="solid" style:text-underline-width="auto" style:text-underline-color="font-color" fo:font-weight="bold" officeooo:rsid="0010b162" officeooo:paragraph-rsid="0010b162" style:font-size-asian="12.25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text-align="justify" style:justify-single-word="false">
        <style:tab-stops>
          <style:tab-stop style:position="3.145cm"/>
        </style:tab-stops>
      </style:paragraph-properties>
      <style:text-properties fo:font-size="14pt" fo:font-style="italic" style:text-underline-style="none" fo:font-weight="normal" officeooo:rsid="000d00e6" officeooo:paragraph-rsid="000d00e6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3.145cm"/>
        </style:tab-stops>
      </style:paragraph-properties>
      <style:text-properties fo:font-size="14pt" fo:font-style="italic" style:text-underline-style="none" fo:font-weight="normal" officeooo:rsid="001221a6" officeooo:paragraph-rsid="001221a6" style:font-size-asian="12.25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3.145cm"/>
        </style:tab-stops>
      </style:paragraph-properties>
      <style:text-properties fo:font-size="14pt" fo:font-style="normal" style:text-underline-style="none" fo:font-weight="normal" officeooo:rsid="000d00e6" officeooo:paragraph-rsid="000d00e6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3.145cm"/>
        </style:tab-stops>
      </style:paragraph-properties>
      <style:text-properties fo:font-size="14pt" fo:font-style="normal" style:text-underline-style="none" fo:font-weight="normal" officeooo:rsid="000dd015" officeooo:paragraph-rsid="000dd015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3.145cm"/>
        </style:tab-stops>
      </style:paragraph-properties>
      <style:text-properties fo:font-size="14pt" fo:font-style="normal" style:text-underline-style="none" fo:font-weight="normal" officeooo:rsid="001221a6" officeooo:paragraph-rsid="001221a6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3.145cm"/>
        </style:tab-stops>
      </style:paragraph-properties>
      <style:text-properties fo:font-size="14pt" fo:font-style="normal" style:text-underline-style="none" fo:font-weight="normal" officeooo:rsid="0012f63f" officeooo:paragraph-rsid="0012f63f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3.145cm"/>
        </style:tab-stops>
      </style:paragraph-properties>
      <style:text-properties fo:font-size="14pt" fo:font-style="normal" style:text-underline-style="solid" style:text-underline-width="auto" style:text-underline-color="font-color" fo:font-weight="bold" officeooo:rsid="000fae33" officeooo:paragraph-rsid="000fae33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justify" style:justify-single-word="false">
        <style:tab-stops>
          <style:tab-stop style:position="3.145cm"/>
        </style:tab-stops>
      </style:paragraph-properties>
      <style:text-properties fo:font-size="14pt" fo:font-style="normal" style:text-underline-style="solid" style:text-underline-width="auto" style:text-underline-color="font-color" fo:font-weight="bold" officeooo:rsid="001221a6" officeooo:paragraph-rsid="001221a6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justify" style:justify-single-word="false">
        <style:tab-stops>
          <style:tab-stop style:position="3.145cm"/>
        </style:tab-stops>
      </style:paragraph-properties>
      <style:text-properties fo:color="#ff3333" fo:font-size="14pt" fo:font-style="normal" style:text-underline-style="none" fo:font-weight="normal" officeooo:rsid="0012f63f" officeooo:paragraph-rsid="0012f63f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97fb3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style:font-weight-asian="normal" style:font-weight-complex="normal"/>
    </style:style>
    <style:style style:name="P27" style:family="paragraph" style:parent-style-name="Header">
      <style:text-properties fo:color="#999999" officeooo:rsid="0007a3e1" officeooo:paragraph-rsid="0007a3e1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7f0055" style:font-name="Monospace" fo:font-size="10pt" style:font-size-asian="10pt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fo:font-style="italic" style:font-size-asian="10pt" style:font-style-asian="italic"/>
    </style:style>
    <style:style style:name="T6" style:family="text">
      <style:text-properties fo:color="#000000" style:font-name="Monospace" fo:font-size="10pt" fo:font-weight="bold" style:font-size-asian="10pt" style:font-weight-asian="bold"/>
    </style:style>
    <style:style style:name="T7" style:family="text">
      <style:text-properties fo:color="#0000c0" style:font-name="Monospace" fo:font-size="10pt" style:font-size-asian="10pt"/>
    </style:style>
    <style:style style:name="T8" style:family="text">
      <style:text-properties fo:color="#0000c0" style:font-name="Monospace" fo:font-size="10pt" fo:font-style="italic" style:font-size-asian="10pt" style:font-style-asian="italic"/>
    </style:style>
    <style:style style:name="T9" style:family="text">
      <style:text-properties fo:color="#3f7f5f" style:font-name="Monospace" fo:font-size="10pt" style:font-size-asian="10pt"/>
    </style:style>
    <style:style style:name="T10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2a00ff" style:font-name="Monospace" fo:font-size="10pt" style:font-size-asian="10pt"/>
    </style:style>
    <style:style style:name="T12" style:family="text">
      <style:text-properties fo:color="#ff3333" style:text-underline-style="none" fo:font-weight="normal" style:font-weight-asian="normal" style:font-weight-complex="normal"/>
    </style:style>
    <style:style style:name="T13" style:family="text">
      <style:text-properties style:font-name="Monospace" fo:font-size="10pt" style:font-size-asian="10pt"/>
    </style:style>
    <style:style style:name="T14" style:family="text">
      <style:text-properties style:font-name="Monospace" fo:font-size="10pt" officeooo:rsid="000d00e6" style:font-size-asian="10pt"/>
    </style:style>
    <style:style style:name="T15" style:family="text">
      <style:text-properties fo:color="#313739" style:font-name="Monospace" fo:font-size="10pt" style:font-size-asian="10pt"/>
    </style:style>
    <style:style style:name="T16" style:family="text">
      <style:text-properties officeooo:rsid="00144c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ndu n°1 TD / TP1 de LABD</text:p>
      <text:p text:style-name="P2"/>
      <text:p text:style-name="P3">Exercice 1</text:p>
      <text:p text:style-name="P3"/>
      <text:p text:style-name="P7">&lt;?xml version="1.0" encoding="UTF-8"?&gt;</text:p>
      <text:p text:style-name="P7">&lt;continent&gt;</text:p>
      <text:p text:style-name="P8"><text:tab/>&lt;pays&gt;</text:p>
      <text:p text:style-name="P9"><text:tab/>&lt;nom&gt;France&lt;/nom&gt;</text:p>
      <text:p text:style-name="P9"><text:tab/>&lt;population année="2007"&gt;64102000&lt;/population&gt;</text:p>
      <text:p text:style-name="P8"><text:tab/>&lt;/pays&gt;</text:p>
      <text:p text:style-name="P8"><text:tab/>&lt;pays&gt;</text:p>
      <text:p text:style-name="P9"><text:tab/><text:tab/>&lt;nom&gt;Italie&lt;/nom&gt;</text:p>
      <text:p text:style-name="P9"><text:tab/><text:tab/>&lt;population année="2006"&gt;58133509&lt;/population&gt;</text:p>
      <text:p text:style-name="P8"><text:tab/>&lt;/pays&gt;</text:p>
      <text:p text:style-name="P8"><text:tab/>&lt;pays&gt;</text:p>
      <text:p text:style-name="P9"><text:tab/><text:tab/>&lt;nom&gt;Espagne&lt;/nom&gt;</text:p>
      <text:p text:style-name="P9"><text:tab/><text:tab/>&lt;population année="2006"&gt;44708694&lt;/population&gt;</text:p>
      <text:p text:style-name="P10"><text:tab/>&lt;/pays&gt;</text:p>
      <text:p text:style-name="P7">&lt;/continent&gt;</text:p>
      <text:p text:style-name="P7"/>
      <text:p text:style-name="P3">Exercice 2</text:p>
      <text:p text:style-name="P3"/>
      <text:p text:style-name="P4"><text:span text:style-name="T1">MyHandler.java</text:span></text:p>
      <text:p text:style-name="P4"/>
      <text:p text:style-name="P11"><text:span text:style-name="T3">import</text:span><text:span text:style-name="T4"> org.xml.sax.Attributes;</text:span></text:p>
      <text:p text:style-name="P23"><text:span text:style-name="T2">import</text:span><text:span text:style-name="T4"> org.xml.sax.helpers.DefaultHandler;</text:span></text:p>
      <text:p text:style-name="P25"/>
      <text:p text:style-name="P23"><text:span text:style-name="T2">public</text:span><text:span text:style-name="T4"> </text:span><text:span text:style-name="T2">class</text:span><text:span text:style-name="T4"> MyHandler </text:span><text:span text:style-name="T2">extends</text:span><text:span text:style-name="T4"> DefaultHandler{</text:span></text:p>
      <text:p text:style-name="P23"><text:span text:style-name="T4"><text:tab/></text:span><text:span text:style-name="T2">private</text:span><text:span text:style-name="T4"> </text:span><text:span text:style-name="T2">double</text:span><text:span text:style-name="T4"> </text:span><text:span text:style-name="T7">superficie</text:span><text:span text:style-name="T4"> = 0;</text:span></text:p>
      <text:p text:style-name="P23"><text:span text:style-name="T4"><text:tab/></text:span><text:span text:style-name="T2">private</text:span><text:span text:style-name="T4"> </text:span><text:span text:style-name="T2">double</text:span><text:span text:style-name="T4"> </text:span><text:span text:style-name="T7">profondeur</text:span><text:span text:style-name="T4"> = 0;</text:span></text:p>
      <text:p text:style-name="P23"><text:span text:style-name="T4"><text:tab/></text:span><text:span text:style-name="T2">private</text:span><text:span text:style-name="T4"> </text:span><text:span text:style-name="T2">double</text:span><text:span text:style-name="T4"> </text:span><text:span text:style-name="T7">profBloquante</text:span><text:span text:style-name="T4"> = -1;</text:span></text:p>
      <text:p text:style-name="P23"><text:span text:style-name="T4"><text:tab/></text:span></text:p>
      <text:p text:style-name="P23"><text:span text:style-name="T4"><text:tab/></text:span><text:span text:style-name="T2">public</text:span><text:span text:style-name="T4"> </text:span><text:span text:style-name="T2">void</text:span><text:span text:style-name="T4"> startElement(String nameSpaceURI, String localName,String <text:tab/><text:tab/><text:tab/><text:tab/><text:tab/><text:tab/>rawName, Attributes attributs) <text:s/>{</text:span></text:p>
      <text:p text:style-name="P23"><text:span text:style-name="T4"><text:tab/><text:tab/></text:span><text:span text:style-name="T2">this</text:span><text:span text:style-name="T4">.</text:span><text:span text:style-name="T7">profondeur</text:span><text:span text:style-name="T4">++;</text:span></text:p>
      <text:p text:style-name="P23"><text:span text:style-name="T4"><text:tab/><text:tab/></text:span><text:span text:style-name="T2">for</text:span><text:span text:style-name="T4"> (</text:span><text:span text:style-name="T2">int</text:span><text:span text:style-name="T4"> i = 0; i &lt; attributs.getLength(); i++) {</text:span></text:p>
      <text:p text:style-name="P23"><text:span text:style-name="T4"><text:tab/><text:tab/></text:span><text:span text:style-name="T9">// ID </text:span><text:span text:style-name="T10">de</text:span><text:span text:style-name="T9"> </text:span><text:span text:style-name="T10">la</text:span><text:span text:style-name="T9"> </text:span><text:span text:style-name="T10">maison</text:span></text:p>
      <text:p text:style-name="P23"><text:span text:style-name="T4"><text:tab/><text:tab/><text:tab/></text:span><text:span text:style-name="T2">if</text:span><text:span text:style-name="T4">(attributs.getLocalName(i).equals(</text:span><text:span text:style-name="T11">"id"</text:span><text:span text:style-name="T4">)){</text:span></text:p>
      <text:p text:style-name="P23"><text:span text:style-name="T4"><text:tab/><text:tab/><text:tab/><text:tab/>System.</text:span><text:span text:style-name="T8">out</text:span><text:span text:style-name="T4">.println(localName + </text:span><text:span text:style-name="T11">" "</text:span><text:span text:style-name="T4"> + <text:tab/><text:tab/><text:tab/><text:tab/><text:tab/><text:tab/><text:tab/>attributs.getValue(i) + </text:span><text:span text:style-name="T11">" :"</text:span><text:span text:style-name="T4">);</text:span></text:p>
      <text:p text:style-name="P23"><text:span text:style-name="T4"><text:tab/><text:tab/><text:tab/>}</text:span></text:p>
      <text:p text:style-name="P23"><text:span text:style-name="T4"><text:tab/><text:tab/><text:tab/></text:span><text:span text:style-name="T2">if</text:span><text:span text:style-name="T4">(attributs.getLocalName(i).equals(</text:span><text:span text:style-name="T11">"surface-m2"</text:span><text:span text:style-name="T4">)){</text:span></text:p>
      <text:p text:style-name="P23"><text:span text:style-name="T4"><text:tab/><text:tab/><text:tab/><text:tab/></text:span><text:span text:style-name="T2">if</text:span><text:span text:style-name="T4">(</text:span><text:span text:style-name="T7">profBloquante</text:span><text:span text:style-name="T4"> == -1 ){</text:span></text:p>
      <text:p text:style-name="P23"><text:span text:style-name="T4"><text:tab/><text:tab/><text:tab/><text:tab/><text:tab/></text:span><text:span text:style-name="T7">profBloquante</text:span><text:span text:style-name="T4"> = </text:span><text:span text:style-name="T7">profondeur</text:span><text:span text:style-name="T4">;</text:span></text:p>
      <text:p text:style-name="P23"><text:span text:style-name="T4"><text:tab/><text:tab/><text:tab/><text:tab/><text:tab/></text:span><text:span text:style-name="T7">superficie</text:span><text:span text:style-name="T4"> += <text:tab/><text:tab/><text:tab/><text:tab/><text:tab/><text:tab/>Double.</text:span><text:span text:style-name="T5">valueOf</text:span><text:span text:style-name="T4">(attributs.getValue(i)).doubleValue();</text:span></text:p>
      <text:p text:style-name="P24"><text:span text:style-name="T4"><text:tab/><text:tab/><text:tab/><text:tab/>}</text:span></text:p>
      <text:p text:style-name="P24"/>
      <text:p text:style-name="P24"><text:soft-page-break/><text:span text:style-name="T6"><text:tab/><text:tab/><text:tab/><text:tab/></text:span><text:span text:style-name="T2">else</text:span><text:span text:style-name="T4"> </text:span><text:span text:style-name="T2">if</text:span><text:span text:style-name="T4">(</text:span><text:span text:style-name="T7">profondeur</text:span><text:span text:style-name="T4"> == </text:span><text:span text:style-name="T7">profBloquante</text:span><text:span text:style-name="T4">){</text:span></text:p>
      <text:p text:style-name="P23"><text:span text:style-name="T4"><text:tab/><text:tab/><text:tab/><text:tab/><text:tab/></text:span><text:span text:style-name="T7">superficie</text:span><text:span text:style-name="T4"> += Double.</text:span><text:span text:style-name="T5">valueOf</text:span><text:span text:style-name="T4">(attributs.getValue(i)).doubleValue();</text:span></text:p>
      <text:p text:style-name="P23"><text:span text:style-name="T4"><text:tab/><text:tab/><text:tab/><text:tab/>}</text:span><text:span text:style-name="T2">else</text:span><text:span text:style-name="T4">{</text:span></text:p>
      <text:p text:style-name="P23"><text:span text:style-name="T4"><text:tab/><text:tab/><text:tab/><text:tab/><text:tab/></text:span><text:span text:style-name="T9">// </text:span><text:span text:style-name="T10">Ne</text:span><text:span text:style-name="T9"> </text:span><text:span text:style-name="T10">rien</text:span><text:span text:style-name="T9"> </text:span><text:span text:style-name="T10">faire</text:span></text:p>
      <text:p text:style-name="P23"><text:span text:style-name="T4"><text:tab/><text:tab/><text:tab/><text:tab/>}</text:span></text:p>
      <text:p text:style-name="P23"><text:span text:style-name="T4"><text:tab/><text:tab/><text:tab/>} </text:span></text:p>
      <text:p text:style-name="P23"><text:span text:style-name="T4"><text:tab/><text:tab/>}</text:span></text:p>
      <text:p text:style-name="P23"><text:span text:style-name="T4"><text:tab/>}</text:span></text:p>
      <text:p text:style-name="P23"><text:span text:style-name="T4"><text:tab/></text:span></text:p>
      <text:p text:style-name="P23"><text:span text:style-name="T4"><text:tab/></text:span><text:span text:style-name="T2">public</text:span><text:span text:style-name="T4"> </text:span><text:span text:style-name="T2">void</text:span><text:span text:style-name="T4"> endElement(<text:tab/>String nameSpaceURI, String localName, String <text:tab/><text:tab/><text:tab/><text:tab/><text:tab/><text:tab/>rawName) <text:s/>{</text:span></text:p>
      <text:p text:style-name="P23"><text:span text:style-name="T4"><text:tab/><text:tab/></text:span><text:span text:style-name="T2">this</text:span><text:span text:style-name="T4">.</text:span><text:span text:style-name="T7">profondeur</text:span><text:span text:style-name="T4">--;</text:span></text:p>
      <text:p text:style-name="P23"><text:span text:style-name="T4"><text:tab/><text:tab/></text:span><text:span text:style-name="T2">if</text:span><text:span text:style-name="T4">(localName.equals(</text:span><text:span text:style-name="T11">"maison"</text:span><text:span text:style-name="T4">)){</text:span></text:p>
      <text:p text:style-name="P23"><text:span text:style-name="T4"><text:tab/><text:tab/><text:tab/>System.</text:span><text:span text:style-name="T8">out</text:span><text:span text:style-name="T4">.println(</text:span><text:span text:style-name="T11">"\tsuperficie totale : "</text:span><text:span text:style-name="T4"> +</text:span><text:span text:style-name="T7">superficie</text:span><text:span text:style-name="T4">+</text:span><text:span text:style-name="T11">" m2"</text:span><text:span text:style-name="T4">);</text:span></text:p>
      <text:p text:style-name="P23"><text:span text:style-name="T4"><text:tab/><text:tab/> <text:s text:c="3"/><text:tab/></text:span><text:span text:style-name="T7">superficie</text:span><text:span text:style-name="T4"> = 0;</text:span></text:p>
      <text:p text:style-name="P23"><text:span text:style-name="T4"><text:tab/><text:tab/>}</text:span></text:p>
      <text:p text:style-name="P23"><text:span text:style-name="T4"><text:tab/>}</text:span></text:p>
      <text:p text:style-name="P23"><text:span text:style-name="T4">}</text:span></text:p>
      <text:p text:style-name="P4"/>
      <text:p text:style-name="P4"><text:span text:style-name="T1">Main.java</text:span></text:p>
      <text:p text:style-name="P4"/>
      <text:p text:style-name="P11"><text:span text:style-name="T3">import</text:span><text:span text:style-name="T4"> org.xml.sax.XMLReader;</text:span></text:p>
      <text:p text:style-name="P23"><text:span text:style-name="T2">import</text:span><text:span text:style-name="T4"> org.xml.sax.helpers.XMLReaderFactory;</text:span></text:p>
      <text:p text:style-name="P25"/>
      <text:p text:style-name="P23"><text:span text:style-name="T2">public</text:span><text:span text:style-name="T4"> </text:span><text:span text:style-name="T2">class</text:span><text:span text:style-name="T4"> Main {</text:span></text:p>
      <text:p text:style-name="P25"/>
      <text:p text:style-name="P23"><text:span text:style-name="T4"><text:tab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[] args) {</text:span></text:p>
      <text:p text:style-name="P23"><text:span text:style-name="T4"><text:tab/><text:tab/></text:span><text:span text:style-name="T2">try</text:span><text:span text:style-name="T4"> {</text:span></text:p>
      <text:p text:style-name="P23"><text:span text:style-name="T4"><text:tab/><text:tab/><text:tab/>XMLReader saxReader = XMLReaderFactory.</text:span><text:span text:style-name="T5">createXMLReader</text:span><text:span text:style-name="T4">();</text:span></text:p>
      <text:p text:style-name="P23"><text:span text:style-name="T4"><text:tab/><text:tab/><text:tab/>saxReader.setContentHandler(</text:span><text:span text:style-name="T2">new</text:span><text:span text:style-name="T4"> MyHandler());</text:span></text:p>
      <text:p text:style-name="P23"><text:span text:style-name="T4"><text:tab/><text:tab/><text:tab/>saxReader.parse(</text:span><text:span text:style-name="T11">"./maisons.xml"</text:span><text:span text:style-name="T4">);</text:span></text:p>
      <text:p text:style-name="P23"><text:span text:style-name="T4"><text:tab/><text:tab/>} </text:span><text:span text:style-name="T2">catch</text:span><text:span text:style-name="T4"> (Exception e) {</text:span></text:p>
      <text:p text:style-name="P23"><text:span text:style-name="T4"><text:tab/><text:tab/><text:tab/>e.printStackTrace();</text:span></text:p>
      <text:p text:style-name="P23"><text:span text:style-name="T4"><text:tab/><text:tab/>}</text:span></text:p>
      <text:p text:style-name="P23"><text:span text:style-name="T4"><text:tab/>}<text:tab/></text:span></text:p>
      <text:p text:style-name="P23"><text:span text:style-name="T4">}</text:span></text:p>
      <text:p text:style-name="P4"/>
      <text:p text:style-name="P4">Exercice 3</text:p>
      <text:p text:style-name="P4"/>
      <text:p text:style-name="P5"><text:span text:style-name="T1">d1.dtd <text:tab/>a1.xml OK</text:span></text:p>
      <text:p text:style-name="P5"><text:span text:style-name="T1"><text:tab/>a2.xml OK</text:span></text:p>
      <text:p text:style-name="P5"><text:span text:style-name="T1"><text:tab/>a3.xml </text:span><text:span text:style-name="T12">KO</text:span></text:p>
      <text:p text:style-name="P5"><text:span text:style-name="T1">d2.dtd<text:tab/>a1.xml </text:span><text:span text:style-name="T12">KO</text:span></text:p>
      <text:p text:style-name="P5"><text:span text:style-name="T1"><text:tab/>a2.xml OK</text:span></text:p>
      <text:p text:style-name="P5"><text:span text:style-name="T1"><text:tab/>a3.xml OK</text:span></text:p>
      <text:p text:style-name="P5"><text:span text:style-name="T1">d3.dtd<text:tab/>a1.xml </text:span><text:span text:style-name="T12">KO</text:span></text:p>
      <text:p text:style-name="P5"><text:span text:style-name="T1"><text:tab/>a2.xml OK</text:span></text:p>
      <text:p text:style-name="P5"><text:span text:style-name="T1"><text:tab/>a3.xml OK</text:span></text:p>
      <text:p text:style-name="P5"/>
      <text:p text:style-name="P5"/>
      <text:p text:style-name="P6"><text:soft-page-break/>Exercice 4</text:p>
      <text:p text:style-name="P6"/>
      <text:p text:style-name="P14">transpole.xml :</text:p>
      <text:p text:style-name="P6"/>
      <text:p text:style-name="P12"><text:span text:style-name="T13">&lt;?</text:span><text:span text:style-name="T15">xml</text:span><text:span text:style-name="T13"> version="1.0" encoding="UTF-8"?&gt;</text:span></text:p>
      <text:p text:style-name="P26"><text:span text:style-name="T13">&lt;!DOCTYPE </text:span><text:span text:style-name="T15">itineraire</text:span><text:span text:style-name="T13"> SYSTEM "</text:span><text:span text:style-name="T14">transpole</text:span><text:span text:style-name="T13">.dtd"&gt;</text:span></text:p>
      <text:p text:style-name="P26"><text:span text:style-name="T15">&lt;itineraire&gt;</text:span></text:p>
      <text:p text:style-name="P26"><text:span text:style-name="T13"><text:tab/>&lt;depart </text:span><text:span text:style-name="T15">heure</text:span><text:span text:style-name="T13">="14h38"&gt; </text:span><text:span text:style-name="T15">Seclin</text:span><text:span text:style-name="T13"> - </text:span><text:span text:style-name="T15">Centre</text:span><text:span text:style-name="T13"> </text:span><text:span text:style-name="T15">Hospitalier</text:span><text:span text:style-name="T13">&lt;/depart&gt;</text:span></text:p>
      <text:p text:style-name="P26"><text:span text:style-name="T13"><text:tab/>&lt;arrivee </text:span><text:span text:style-name="T15">heure</text:span><text:span text:style-name="T13">="16h05"&gt; </text:span><text:span text:style-name="T15">Roubaix</text:span><text:span text:style-name="T13"> - Avenue </text:span><text:span text:style-name="T15">Motte</text:span><text:span text:style-name="T13"> </text:span><text:span text:style-name="T15">&lt;/arrivee&gt;</text:span></text:p>
      <text:p text:style-name="P26"><text:span text:style-name="T13"><text:tab/>&lt;date&gt;</text:span><text:span text:style-name="T15">Mardi</text:span><text:span text:style-name="T13"> 22 </text:span><text:span text:style-name="T15">janvier</text:span><text:span text:style-name="T13">&lt;/date&gt;</text:span></text:p>
      <text:p text:style-name="P26"><text:span text:style-name="T13"><text:tab/></text:span><text:span text:style-name="T15">&lt;heure&gt;</text:span><text:span text:style-name="T13">12h35</text:span><text:span text:style-name="T15">&lt;/heure&gt;</text:span></text:p>
      <text:p text:style-name="P26"><text:span text:style-name="T13"><text:tab/>&lt;transport&gt;</text:span></text:p>
      <text:p text:style-name="P26"><text:span text:style-name="T13"><text:tab/><text:tab/>&lt;mode&gt;</text:span><text:span text:style-name="T15">Métro</text:span><text:span text:style-name="T13">&lt;/mode&gt;</text:span></text:p>
      <text:p text:style-name="P26"><text:span text:style-name="T13"><text:tab/><text:tab/>&lt;mode&gt;</text:span><text:span text:style-name="T15">Tramway</text:span><text:span text:style-name="T13">&lt;/mode&gt;</text:span></text:p>
      <text:p text:style-name="P26"><text:span text:style-name="T13"><text:tab/><text:tab/>&lt;mode&gt;Bus&lt;/mode&gt;</text:span></text:p>
      <text:p text:style-name="P26"><text:span text:style-name="T13"><text:tab/><text:tab/>&lt;mode&gt;Car&lt;/mode&gt;</text:span></text:p>
      <text:p text:style-name="P26"><text:span text:style-name="T13"><text:tab/>&lt;/transport&gt; <text:s/></text:span></text:p>
      <text:p text:style-name="P26"><text:span text:style-name="T13"><text:tab/>&lt;preferences&gt; </text:span><text:span text:style-name="T15">Arrivée</text:span><text:span text:style-name="T13"> </text:span><text:span text:style-name="T15">le</text:span><text:span text:style-name="T13"> plus </text:span><text:span text:style-name="T15">rapidement</text:span><text:span text:style-name="T13"> &lt;/preferences&gt;</text:span></text:p>
      <text:p text:style-name="P26"><text:span text:style-name="T13"><text:tab/></text:span><text:span text:style-name="T15">&lt;vitesse&gt;</text:span><text:span text:style-name="T13"> </text:span><text:span text:style-name="T15">Normale</text:span><text:span text:style-name="T13"> </text:span><text:span text:style-name="T15">&lt;/vitesse&gt;</text:span></text:p>
      <text:p text:style-name="P26"><text:span text:style-name="T13"><text:tab/></text:span><text:span text:style-name="T15">&lt;temps&gt;</text:span><text:span text:style-name="T13"> 1h27min </text:span><text:span text:style-name="T15">&lt;/temps&gt;</text:span></text:p>
      <text:p text:style-name="P26"><text:span text:style-name="T13"><text:tab/></text:span><text:span text:style-name="T15">&lt;etapes&gt;</text:span></text:p>
      <text:p text:style-name="P26"><text:span text:style-name="T13"><text:tab/><text:tab/>&lt;voyage type="Pied"&gt;</text:span></text:p>
      <text:p text:style-name="P26"><text:span text:style-name="T13"><text:tab/><text:tab/><text:tab/>&lt;depart </text:span><text:span text:style-name="T15">heure</text:span><text:span text:style-name="T13">="14h38" &gt; </text:span><text:span text:style-name="T15">Seclin</text:span><text:span text:style-name="T13"> - </text:span><text:span text:style-name="T15">Centre</text:span><text:span text:style-name="T13"> </text:span><text:span text:style-name="T15">Hospitalier</text:span><text:span text:style-name="T13"> &lt;/depart&gt;</text:span></text:p>
      <text:p text:style-name="P26"><text:span text:style-name="T13"><text:tab/><text:tab/><text:tab/>&lt;arrivee </text:span><text:span text:style-name="T15">heure</text:span><text:span text:style-name="T13">="14h51" &gt; </text:span><text:span text:style-name="T15">Seclin</text:span><text:span text:style-name="T13"> - </text:span><text:span text:style-name="T15">Hôtel</text:span><text:span text:style-name="T13"> </text:span><text:span text:style-name="T15">de</text:span><text:span text:style-name="T13"> </text:span><text:span text:style-name="T15">ville&lt;/arrivee&gt;</text:span></text:p>
      <text:p text:style-name="P26"><text:span text:style-name="T13"><text:tab/><text:tab/>&lt;/voyage&gt;</text:span></text:p>
      <text:p text:style-name="P26"><text:span text:style-name="T13"><text:tab/><text:tab/>&lt;voyage type="Bus"&gt;</text:span></text:p>
      <text:p text:style-name="P26"><text:span text:style-name="T13"><text:tab/><text:tab/><text:tab/>&lt;depart </text:span><text:span text:style-name="T15">heure</text:span><text:span text:style-name="T13">="14h51" &gt; </text:span><text:span text:style-name="T15">ligne</text:span><text:span text:style-name="T13"> 52 </text:span><text:span text:style-name="T15">en</text:span><text:span text:style-name="T13"> direction </text:span><text:span text:style-name="T15">de</text:span><text:span text:style-name="T13"> </text:span><text:span text:style-name="T15">Lille</text:span><text:span text:style-name="T13"> - </text:span><text:span text:style-name="T15">Porte</text:span><text:span text:style-name="T13"> </text:span><text:span text:style-name="T15">des</text:span><text:span text:style-name="T13"> </text:span><text:span text:style-name="T15">Postes</text:span><text:span text:style-name="T13"> &lt;/depart&gt;</text:span></text:p>
      <text:p text:style-name="P26"><text:span text:style-name="T13"><text:tab/><text:tab/><text:tab/>&lt;arrivee </text:span><text:span text:style-name="T15">heure</text:span><text:span text:style-name="T13">="15h14" &gt; </text:span><text:span text:style-name="T15">Lille</text:span><text:span text:style-name="T13"> - CHR B </text:span><text:span text:style-name="T15">Calmette</text:span><text:span text:style-name="T13"> </text:span><text:span text:style-name="T15">&lt;/arrivee&gt;</text:span></text:p>
      <text:p text:style-name="P26"><text:span text:style-name="T13"><text:tab/><text:tab/>&lt;/voyage&gt;</text:span></text:p>
      <text:p text:style-name="P26"><text:span text:style-name="T13"><text:tab/><text:tab/>&lt;voyage type="</text:span><text:span text:style-name="T15">Métro</text:span><text:span text:style-name="T13">"&gt;</text:span></text:p>
      <text:p text:style-name="P26"><text:span text:style-name="T13"><text:tab/><text:tab/><text:tab/>&lt;depart </text:span><text:span text:style-name="T15">heure</text:span><text:span text:style-name="T13">="15h18" &gt; </text:span><text:span text:style-name="T15">ligne</text:span><text:span text:style-name="T13"> 1 </text:span><text:span text:style-name="T15">en</text:span><text:span text:style-name="T13"> direction </text:span><text:span text:style-name="T15">de</text:span><text:span text:style-name="T13"> </text:span><text:span text:style-name="T15">Villeneuve</text:span><text:span text:style-name="T13"> d'Asqc - 4 cantons Grand </text:span><text:span text:style-name="T15">Stade</text:span><text:span text:style-name="T13"> &lt;/depart&gt;</text:span></text:p>
      <text:p text:style-name="P26"><text:span text:style-name="T13"><text:tab/><text:tab/><text:tab/>&lt;arrivee </text:span><text:span text:style-name="T15">heure</text:span><text:span text:style-name="T13">="15h21" &gt; </text:span><text:span text:style-name="T15">Lille</text:span><text:span text:style-name="T13"> - </text:span><text:span text:style-name="T15">Porte</text:span><text:span text:style-name="T13"> </text:span><text:span text:style-name="T15">des</text:span><text:span text:style-name="T13"> </text:span><text:span text:style-name="T15">Postes</text:span><text:span text:style-name="T13"> </text:span><text:span text:style-name="T15">&lt;/arrivee&gt;</text:span></text:p>
      <text:p text:style-name="P26"><text:span text:style-name="T13"><text:tab/><text:tab/>&lt;/voyage&gt;</text:span></text:p>
      <text:p text:style-name="P26"><text:span text:style-name="T13"><text:tab/><text:tab/>&lt;voyage type="</text:span><text:span text:style-name="T15">Métro</text:span><text:span text:style-name="T13">"&gt;</text:span></text:p>
      <text:p text:style-name="P26"><text:span text:style-name="T13"><text:tab/><text:tab/><text:tab/>&lt;depart </text:span><text:span text:style-name="T15">heure</text:span><text:span text:style-name="T13">="15h27" &gt; </text:span><text:span text:style-name="T15">ligne</text:span><text:span text:style-name="T13"> 2 </text:span><text:span text:style-name="T15">en</text:span><text:span text:style-name="T13"> direction </text:span><text:span text:style-name="T15">de</text:span><text:span text:style-name="T13"> </text:span><text:span text:style-name="T15">Tourcoing</text:span><text:span text:style-name="T13"> - CH </text:span><text:span text:style-name="T15">Dron</text:span><text:span text:style-name="T13"> &lt;/depart&gt;</text:span></text:p>
      <text:p text:style-name="P26"><text:span text:style-name="T13"><text:tab/><text:tab/><text:tab/>&lt;arrivee </text:span><text:span text:style-name="T15">heure</text:span><text:span text:style-name="T13">="15h52" &gt; </text:span><text:span text:style-name="T15">Roubais</text:span><text:span text:style-name="T13"> - <text:s/></text:span><text:span text:style-name="T15">Epeule</text:span><text:span text:style-name="T13"> </text:span><text:span text:style-name="T15">Montesquieu</text:span><text:span text:style-name="T13"> </text:span><text:span text:style-name="T15">&lt;/arrivee&gt;</text:span></text:p>
      <text:p text:style-name="P26"><text:span text:style-name="T13"><text:tab/><text:tab/>&lt;/voyage&gt;</text:span></text:p>
      <text:p text:style-name="P26"><text:span text:style-name="T13"><text:tab/><text:tab/>&lt;voyage type="Bus"&gt;</text:span></text:p>
      <text:p text:style-name="P26"><text:span text:style-name="T13"><text:tab/><text:tab/><text:tab/>&lt;depart </text:span><text:span text:style-name="T15">heure</text:span><text:span text:style-name="T13">="15h56" &gt; </text:span><text:span text:style-name="T15">ligne</text:span><text:span text:style-name="T13"> 25 </text:span><text:span text:style-name="T15">en</text:span><text:span text:style-name="T13"> direction </text:span><text:span text:style-name="T15">de</text:span><text:span text:style-name="T13"> </text:span><text:span text:style-name="T15">Roubaix</text:span><text:span text:style-name="T13"> - </text:span><text:span text:style-name="T15">fraternité</text:span><text:span text:style-name="T13"> &lt;/depart&gt;</text:span></text:p>
      <text:p text:style-name="P26"><text:span text:style-name="T13"><text:tab/><text:tab/><text:tab/>&lt;arrivee </text:span><text:span text:style-name="T15">heure</text:span><text:span text:style-name="T13">="16h05" &gt; </text:span><text:span text:style-name="T15">Roubaix</text:span><text:span text:style-name="T13"> - Avenue </text:span><text:span text:style-name="T15">Motte</text:span><text:span text:style-name="T13"> </text:span><text:span text:style-name="T15">&lt;/arrivee&gt;</text:span></text:p>
      <text:p text:style-name="P26"><text:span text:style-name="T13"><text:tab/><text:tab/>&lt;/voyage&gt;</text:span></text:p>
      <text:p text:style-name="P26"><text:span text:style-name="T13"><text:tab/></text:span><text:span text:style-name="T15">&lt;/etapes&gt;</text:span></text:p>
      <text:p text:style-name="P26"><text:span text:style-name="T15">&lt;/itineraire&gt;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transpole.dtd :</text:p>
      <text:p text:style-name="P16"/>
      <text:p text:style-name="P17">&lt;!ELEMENT itineraire (depart, arrivee, date, heure, transport, preferences, vitesse, temps, etapes)&gt;</text:p>
      <text:p text:style-name="P17">&lt;!ELEMENT depart (#PCDATA)&gt;</text:p>
      <text:p text:style-name="P17">&lt;!ELEMENT arrivee (#PCDATA)&gt;</text:p>
      <text:p text:style-name="P17">&lt;!ELEMENT date (#PCDATA)&gt;</text:p>
      <text:p text:style-name="P17">&lt;!ELEMENT heure (#PCDATA)&gt;</text:p>
      <text:p text:style-name="P17">&lt;!ELEMENT transport (mode+)&gt;</text:p>
      <text:p text:style-name="P17">&lt;!ELEMENT mode (#PCDATA)&gt;</text:p>
      <text:p text:style-name="P17">&lt;!ELEMENT preferences (#PCDATA)&gt;</text:p>
      <text:p text:style-name="P17">&lt;!ELEMENT vitesse (#PCDATA)&gt;</text:p>
      <text:p text:style-name="P17">&lt;!ELEMENT temps (#PCDATA)&gt;</text:p>
      <text:p text:style-name="P17">&lt;!ELEMENT etapes (voyage+)&gt;</text:p>
      <text:p text:style-name="P17">&lt;!ELEMENT voyage (depart, arrivee)&gt;</text:p>
      <text:p text:style-name="P17">&lt;!ATTLIST depart heure CDATA #REQUIRED&gt;</text:p>
      <text:p text:style-name="P17">&lt;!ATTLIST arrivee heure CDATA #REQUIRED&gt;</text:p>
      <text:p text:style-name="P17">&lt;!ATTLIST voyage type (Pied|Bus|Métro|Car|Tram|Train) #REQUIRED&gt; </text:p>
      <text:p text:style-name="P17"/>
      <text:p text:style-name="P20">Exercice 5</text:p>
      <text:p text:style-name="P20"/>
      <text:p text:style-name="P13"><text:span text:style-name="T1">famille.dtd :</text:span></text:p>
      <text:p text:style-name="P13"/>
      <text:p text:style-name="P21"><text:span text:style-name="T1">&lt;!ELEMENT famille (nom, personne+)&gt;</text:span></text:p>
      <text:p text:style-name="P21"><text:span text:style-name="T1">&lt;!ELEMENT nom (#PCDATA)&gt;</text:span></text:p>
      <text:p text:style-name="P21"><text:span text:style-name="T1">&lt;!ELEMENT personne (prenom, age, (poids-kg|poids-lb), taille?)&gt;</text:span></text:p>
      <text:p text:style-name="P21"><text:span text:style-name="T1">&lt;!ELEMENT prenom (#PCDATA)&gt;</text:span></text:p>
      <text:p text:style-name="P21"><text:span text:style-name="T1">&lt;!ELEMENT age (#PCDATA)&gt;</text:span></text:p>
      <text:p text:style-name="P21"><text:span text:style-name="T1">&lt;!ELEMENT poids-lb (#PCDATA)&gt;</text:span></text:p>
      <text:p text:style-name="P21"><text:span text:style-name="T1">&lt;!ELEMENT poids-kg (#PCDATA)&gt;</text:span></text:p>
      <text:p text:style-name="P21"><text:span text:style-name="T1">&lt;!ELEMENT taille (#PCDATA)&gt;</text:span></text:p>
      <text:p text:style-name="P21"><text:span text:style-name="T1">&lt;!ATTLIST personne pnumber ID #REQUIRED mere IDREF #IMPLIED pere IDREF #IMPLIED&gt;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Exercice 6</text:p>
      <text:p text:style-name="P21"/>
      <text:p text:style-name="P15">maisons.dtd :</text:p>
      <text:p text:style-name="P18"/>
      <text:p text:style-name="P19">&lt;!ELEMENT maisons (maison+)&gt;</text:p>
      <text:p text:style-name="P19">&lt;!ELEMENT maison (RDC, étage*)&gt;</text:p>
      <text:p text:style-name="P19">&lt;!ATTLIST maison id CDATA #REQUIRED&gt;</text:p>
      <text:p text:style-name="P19">&lt;!ELEMENT RDC (cuisine?, WC?,séjour?,bureau?,garage?)&gt;</text:p>
      <text:p text:style-name="P19">&lt;!ELEMENT étage <text:s/>( mirador? , terrasse? , chambre* , salledeBain? )&gt;</text:p>
      <text:p text:style-name="P19">&lt;!ELEMENT cuisine (#PCDATA)&gt;</text:p>
      <text:p text:style-name="P19">&lt;!ATTLIST cuisine surface-m2 CDATA #REQUIRED&gt;</text:p>
      <text:p text:style-name="P19">&lt;!ELEMENT WC (#PCDATA)&gt;</text:p>
      <text:p text:style-name="P19">&lt;!ELEMENT séjour (#PCDATA)&gt;</text:p>
      <text:p text:style-name="P19">&lt;!ATTLIST séjour surface-m2 CDATA #REQUIRED fenetre CDATA #IMPLIED&gt;</text:p>
      <text:p text:style-name="P19">&lt;!ELEMENT bureau (#PCDATA)&gt;</text:p>
      <text:p text:style-name="P19">&lt;!ATTLIST bureau surface-m2 CDATA #REQUIRED&gt;</text:p>
      <text:p text:style-name="P19">&lt;!ELEMENT garage EMPTY&gt;</text:p>
      <text:p text:style-name="P19">&lt;!ELEMENT terrasse EMPTY&gt;</text:p>
      <text:p text:style-name="P22">&lt;!ELEMENT chambre (#PCDATA | alcove? <text:span text:style-name="T16">| EMPTY</text:span>)&gt;</text:p>
      <text:p text:style-name="P19">&lt;!ATTLIST chambre surface-m2 CDATA #REQUIRED fenetre CDATA #IMPLIED&gt;</text:p>
      <text:p text:style-name="P19">&lt;!ELEMENT alcove EMPTY&gt;</text:p>
      <text:p text:style-name="P19">&lt;!ATTLIST alcove surface-m2 CDATA #REQUIRED&gt;</text:p>
      <text:p text:style-name="P19">&lt;!ELEMENT salledeBain (#PCDATA)&gt;</text:p>
      <text:p text:style-name="P19">&lt;!ATTLIST salledeBain surface-m2 CDATA #REQUIRED&gt;</text:p>
      <text:p text:style-name="P19">&lt;!ELEMENT mirador (#PCDATA)&gt;</text:p>
      <text:p text:style-name="P19">&lt;!ATTLIST mirador surface-m2 CDATA #REQUIRED&gt;</text:p>
      <text:p text:style-name="P19"/>
      <text:p text:style-name="P19">Cependant, il y a un problème au niveau des chambres pour l'écriture du dtd, ce qui montre bien la limite du dtd. <text:span text:style-name="T16">La ligne posant problème est indiquée en rouge.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color="#999999" officeooo:rsid="0007a3e1" officeooo:paragraph-rsid="0007a3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scobedo Geoffrey<text:tab/><text:tab/>M1S2 - LABD</text:p>
        <text:p text:style-name="MP1">Quetstroey Charlie<text:tab/><text:tab/>le 18 janvier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tstroey </meta:initial-creator>
    <meta:creation-date>2016-01-18T15:40:51.396843164</meta:creation-date>
    <dc:date>2016-01-18T16:37:38.554195521</dc:date>
    <dc:creator>Quetstroey </dc:creator>
    <meta:editing-duration>PT26M22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5" meta:paragraph-count="174" meta:word-count="624" meta:character-count="5437" meta:non-whitespace-character-count="4749"/>
  </office:meta>
</office:document-meta>
</file>